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5" table:number-columns-repeated="55" table:default-cell-style-name="ce29"/>
        <table:table-row table:style-name="ro1">
          <table:table-cell table:style-name="ce24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09-09" calcext:value-type="date">
            <text:p>09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0-10" calcext:value-type="date">
            <text:p>10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2-09" calcext:value-type="date">
            <text:p>09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5-01-09" calcext:value-type="date">
            <text:p>09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2-10" calcext:value-type="date">
            <text:p>10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3-06" calcext:value-type="date">
            <text:p>06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4-09" calcext:value-type="date">
            <text:p>09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5-08" calcext:value-type="date">
            <text:p>08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6-10" calcext:value-type="date">
            <text:p>10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7-04" calcext:value-type="date">
            <text:p>04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8-07" calcext:value-type="date">
            <text:p>07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9-08" calcext:value-type="date">
            <text:p>08/09/2025</text:p>
          </table:table-cell>
          <table:table-cell table:style-name="ce34" table:formula="of:=[.C14]-[.F1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31" office:value-type="string" calcext:value-type="string">
            <text:p>Mens. 09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42"/>
          <table:table-cell table:style-name="ce34" table:formula="of:=[.C15]-[.F15]" office:value-type="float" office:value="470" calcext:value-type="float">
            <text:p>470,00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43" office:value-type="string" calcext:value-type="string">
            <text:p>TOTAL</text:p>
          </table:table-cell>
          <table:table-cell table:style-name="ce33" table:formula="of:=SUM([.H2:.H15])" office:value-type="float" office:value="470" calcext:value-type="float">
            <text:p>470,00</text:p>
          </table:table-cell>
          <table:table-cell table:style-name="ce45"/>
          <table:table-cell table:number-columns-repeated="55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1979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3.403288244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3.4054301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35</meta:creation-date>
    <dc:date>2025-10-01T10:56:43.769727451</dc:date>
    <dc:language>pt-PT</dc:language>
    <meta:editing-cycles>568</meta:editing-cycles>
    <meta:editing-duration>P1DT6H12M14S</meta:editing-duration>
    <meta:print-date>2019-12-26T17:35:16.413881726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